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983cm" fo:margin-left="0cm" table:align="left"/>
    </style:style>
    <style:style style:name="Таблица1.A" style:family="table-column">
      <style:table-column-properties style:column-width="1.392cm"/>
    </style:style>
    <style:style style:name="Таблица1.B" style:family="table-column">
      <style:table-column-properties style:column-width="1.79cm"/>
    </style:style>
    <style:style style:name="Таблица1.C" style:family="table-column">
      <style:table-column-properties style:column-width="0.923cm"/>
    </style:style>
    <style:style style:name="Таблица1.D" style:family="table-column">
      <style:table-column-properties style:column-width="1.485cm"/>
    </style:style>
    <style:style style:name="Таблица1.E" style:family="table-column">
      <style:table-column-properties style:column-width="1.316cm"/>
    </style:style>
    <style:style style:name="Таблица1.F" style:family="table-column">
      <style:table-column-properties style:column-width="3.687cm"/>
    </style:style>
    <style:style style:name="Таблица1.G" style:family="table-column">
      <style:table-column-properties style:column-width="1.633cm"/>
    </style:style>
    <style:style style:name="Таблица1.H" style:family="table-column">
      <style:table-column-properties style:column-width="1.439cm"/>
    </style:style>
    <style:style style:name="Таблица1.1" style:family="table-row">
      <style:table-row-properties style:min-row-height="5.14cm" fo:keep-together="always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G1" style:family="table-cell">
      <style:table-cell-properties fo:padding-left="0.191cm" fo:padding-right="0.191cm" fo:padding-top="0cm" fo:padding-bottom="0cm" fo:border="0.5pt solid #000000" style:glyph-orientation-vertical="0"/>
    </style:style>
    <style:style style:name="Таблица1.H1" style:family="table-cell">
      <style:table-cell-properties fo:padding-left="0.191cm" fo:padding-right="0.191cm" fo:padding-top="0cm" fo:padding-bottom="0cm" fo:border="0.5pt solid #000000" style:glyph-orientation-vertical="0"/>
    </style:style>
    <style:style style:name="Таблица1.I1" style:family="table-cell">
      <style:table-cell-properties fo:padding-left="0.191cm" fo:padding-right="0.191cm" fo:padding-top="0cm" fo:padding-bottom="0cm" fo:border="0.5pt solid #000000" style:glyph-orientation-vertical="0"/>
    </style:style>
    <style:style style:name="Таблица1.J1" style:family="table-cell">
      <style:table-cell-properties fo:padding-left="0.191cm" fo:padding-right="0.191cm" fo:padding-top="0cm" fo:padding-bottom="0cm" fo:border="0.5pt solid #000000" style:glyph-orientation-vertical="0"/>
    </style:style>
    <style:style style:name="Таблица1.K1" style:family="table-cell">
      <style:table-cell-properties fo:padding-left="0.191cm" fo:padding-right="0.191cm" fo:padding-top="0cm" fo:padding-bottom="0cm" fo:border="0.5pt solid #000000" style:glyph-orientation-vertical="0"/>
    </style:style>
    <style:style style:name="Таблица2" style:family="table">
      <style:table-properties style:width="16.058cm" fo:margin-left="0cm" table:align="left"/>
    </style:style>
    <style:style style:name="Таблица2.A" style:family="table-column">
      <style:table-column-properties style:column-width="10.493cm"/>
    </style:style>
    <style:style style:name="Таблица2.B" style:family="table-column">
      <style:table-column-properties style:column-width="1.75cm"/>
    </style:style>
    <style:style style:name="Таблица2.D" style:family="table-column">
      <style:table-column-properties style:column-width="2.066cm"/>
    </style:style>
    <style:style style:name="Таблица2.1" style:family="table-row">
      <style:table-row-properties style:min-row-height="0.699cm" style:use-optimal-row-height="false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style:min-row-height="0.815cm" style:use-optimal-row-height="false"/>
    </style:style>
    <style:style style:name="P1" style:family="paragraph" style:parent-style-name="Text_20_body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Text_20_body">
      <style:paragraph-properties fo:line-height="150%"/>
      <style:text-properties fo:font-size="14pt" style:font-size-asian="14pt" style:font-size-complex="14pt"/>
    </style:style>
    <style:style style:name="P4" style:family="paragraph" style:parent-style-name="Text_20_body">
      <style:paragraph-properties fo:line-height="150%" fo:text-align="center" style:justify-single-word="false"/>
      <style:text-properties fo:font-size="14pt" style:font-size-asian="14pt" style:font-size-complex="14pt"/>
    </style:style>
    <style:style style:name="P5" style:family="paragraph" style:parent-style-name="Text_20_body">
      <style:paragraph-properties fo:line-height="150%" fo:text-align="end" style:justify-single-word="false"/>
      <style:text-properties fo:font-size="14pt" style:font-size-asian="14pt" style:font-size-complex="14pt"/>
    </style:style>
    <style:style style:name="P6" style:family="paragraph" style:parent-style-name="Text_20_body">
      <style:paragraph-properties fo:line-height="150%"/>
      <style:text-properties fo:font-size="14pt" style:font-size-asian="14pt" style:font-size-complex="14pt" style:font-weight-complex="bold"/>
    </style:style>
    <style:style style:name="P7" style:family="paragraph" style:parent-style-name="Text_20_body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8" style:family="paragraph" style:parent-style-name="Text_20_body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Text_20_body">
      <style:paragraph-properties fo:line-height="150%"/>
    </style:style>
    <style:style style:name="P10" style:family="paragraph" style:parent-style-name="Text_20_body">
      <style:paragraph-properties fo:line-height="150%"/>
      <style:text-properties style:font-weight-complex="bold"/>
    </style:style>
    <style:style style:name="P11" style:family="paragraph" style:parent-style-name="Text_20_body">
      <style:paragraph-properties fo:line-height="150%"/>
      <style:text-properties fo:language="en" fo:country="US" style:font-weight-complex="bold"/>
    </style:style>
    <style:style style:name="P12" style:family="paragraph" style:parent-style-name="Text_20_body">
      <style:paragraph-properties fo:margin-left="0cm" fo:margin-right="0cm" fo:line-height="150%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left="0cm" fo:margin-right="0cm" fo:line-height="150%" fo:text-indent="1.251cm" style:auto-text-indent="false"/>
      <style:text-properties fo:font-size="14pt" style:font-size-asian="14pt" style:font-size-complex="14pt" style:font-weight-complex="bold"/>
    </style:style>
    <style:style style:name="P14" style:family="paragraph" style:parent-style-name="Text_20_body">
      <style:paragraph-properties fo:margin-left="0cm" fo:margin-right="0cm" fo:line-height="150%" fo:text-indent="1.251cm" style:auto-text-indent="false"/>
      <style:text-properties fo:font-size="14pt" style:font-size-asian="14pt" style:font-size-complex="14pt"/>
    </style:style>
    <style:style style:name="P15" style:family="paragraph" style:parent-style-name="Text_20_body">
      <style:paragraph-properties fo:margin-left="0cm" fo:margin-right="0cm" fo:line-height="150%" fo:text-indent="1.251cm" style:auto-text-indent="false"/>
    </style:style>
    <style:style style:name="P16" style:family="paragraph" style:parent-style-name="Text_20_body">
      <style:paragraph-properties fo:margin-left="1.27cm" fo:margin-right="0cm" fo:line-height="150%" fo:text-indent="0cm" style:auto-text-indent="false">
        <style:tab-stops/>
      </style:paragraph-properties>
      <style:text-properties fo:font-size="14pt" style:font-size-asian="14pt" style:font-size-complex="14pt"/>
    </style:style>
    <style:style style:name="P17" style:family="paragraph" style:parent-style-name="Text_20_body">
      <style:paragraph-properties fo:margin-left="0.661cm" fo:margin-right="0cm" fo:line-height="150%" fo:text-indent="0.589cm" style:auto-text-indent="false">
        <style:tab-stops/>
      </style:paragraph-properties>
      <style:text-properties fo:font-size="14pt" style:font-size-asian="14pt" style:font-size-complex="14pt"/>
    </style:style>
    <style:style style:name="P18" style:family="paragraph" style:parent-style-name="Text_20_body">
      <style:paragraph-properties fo:margin-left="0.199cm" fo:margin-right="0.199cm" fo:line-height="150%" fo:text-indent="0cm" style:auto-text-indent="false">
        <style:tab-stops/>
      </style:paragraph-properties>
      <style:text-properties style:font-weight-complex="bold"/>
    </style:style>
    <style:style style:name="P19" style:family="paragraph" style:parent-style-name="Heading_20_1" style:master-page-name="First_20_Page">
      <style:paragraph-properties fo:line-height="150%" fo:text-align="center" style:justify-single-word="false" style:page-number="auto" fo:break-before="page"/>
      <style:text-properties fo:font-size="14pt" style:font-size-asian="14pt" style:font-size-complex="14pt"/>
    </style:style>
    <style:style style:name="P20" style:family="paragraph" style:parent-style-name="Text_20_body">
      <style:paragraph-properties fo:line-height="150%"/>
      <style:text-properties fo:font-size="14pt" style:font-size-asian="14pt" style:font-size-complex="14pt"/>
    </style:style>
    <style:style style:name="P21" style:family="paragraph" style:parent-style-name="Text_20_body" style:list-style-name="L1">
      <style:paragraph-properties fo:line-height="150%"/>
      <style:text-properties fo:font-size="14pt" style:font-size-asian="14pt" style:font-size-complex="14pt"/>
    </style:style>
    <style:style style:name="P22" style:family="paragraph" style:parent-style-name="Text_20_body">
      <style:paragraph-properties fo:line-height="150%" fo:text-align="center" style:justify-single-word="false"/>
      <style:text-properties fo:font-size="14pt" style:font-size-asian="14pt" style:font-size-complex="14pt"/>
    </style:style>
    <style:style style:name="P23" style:family="paragraph" style:parent-style-name="Text_20_body">
      <style:paragraph-properties fo:line-height="150%" fo:text-align="center" style:justify-single-word="false"/>
      <style:text-properties fo:font-size="14pt" officeooo:paragraph-rsid="00140d87" style:font-size-asian="14pt" style:font-size-complex="14pt"/>
    </style:style>
    <style:style style:name="P24" style:family="paragraph" style:parent-style-name="Text_20_body">
      <style:paragraph-properties fo:line-height="150%"/>
      <style:text-properties fo:font-size="14pt" officeooo:paragraph-rsid="0013cc28" style:font-size-asian="14pt" style:font-size-complex="14pt"/>
    </style:style>
    <style:style style:name="P25" style:family="paragraph" style:parent-style-name="Text_20_body" style:list-style-name="L1">
      <style:paragraph-properties fo:line-height="150%"/>
      <style:text-properties fo:font-size="14pt" style:font-size-asian="14pt" style:font-size-complex="14pt" style:font-weight-complex="bold"/>
    </style:style>
    <style:style style:name="P26" style:family="paragraph" style:parent-style-name="Text_20_body" style:list-style-name="L3">
      <style:paragraph-properties fo:line-height="150%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Text_20_body" style:list-style-name="L1">
      <style:paragraph-properties fo:line-height="150%"/>
    </style:style>
    <style:style style:name="P28" style:family="paragraph" style:parent-style-name="Text_20_body" style:list-style-name="L2">
      <style:paragraph-properties fo:line-height="150%"/>
    </style:style>
    <style:style style:name="P29" style:family="paragraph" style:parent-style-name="Text_20_body">
      <style:paragraph-properties fo:line-height="150%"/>
      <style:text-properties officeooo:rsid="00124314" officeooo:paragraph-rsid="00124314" style:font-weight-complex="bold"/>
    </style:style>
    <style:style style:name="P30" style:family="paragraph" style:parent-style-name="Text_20_body">
      <style:paragraph-properties fo:margin-left="0cm" fo:margin-right="0cm" fo:line-height="150%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31" style:family="paragraph" style:parent-style-name="Text_20_body">
      <style:paragraph-properties fo:margin-left="0cm" fo:margin-right="0cm" fo:line-height="150%" fo:text-indent="1.251cm" style:auto-text-indent="false"/>
      <style:text-properties fo:font-size="14pt" style:font-size-asian="14pt" style:font-size-complex="14pt" style:font-weight-complex="bold"/>
    </style:style>
    <style:style style:name="P32" style:family="paragraph" style:parent-style-name="Text_20_body">
      <style:paragraph-properties fo:margin-left="0cm" fo:margin-right="0cm" fo:line-height="150%" fo:text-indent="1.251cm" style:auto-text-indent="false"/>
    </style:style>
    <style:style style:name="P33" style:family="paragraph" style:parent-style-name="Text_20_body" style:master-page-name="First_20_Page">
      <style:paragraph-properties fo:line-height="150%" fo:text-align="center" style:justify-single-word="false" style:page-number="auto"/>
      <style:text-properties fo:font-size="14pt" style:font-size-asian="14pt" style:font-size-complex="14pt"/>
    </style:style>
    <style:style style:name="P34" style:family="paragraph" style:parent-style-name="Header">
      <style:paragraph-properties fo:text-align="center" style:justify-single-word="false"/>
      <style:text-properties officeooo:rsid="00140d87" officeooo:paragraph-rsid="00140d87"/>
    </style:style>
    <style:style style:name="P35" style:family="paragraph" style:parent-style-name="Header">
      <style:paragraph-properties fo:text-align="center" style:justify-single-word="false"/>
      <style:text-properties officeooo:rsid="0017ca30" officeooo:paragraph-rsid="0015d7ff" fo:background-color="transparent"/>
    </style:style>
    <style:style style:name="P36" style:family="paragraph">
      <style:paragraph-properties fo:text-align="end" style:writing-mode="lr-tb"/>
    </style:style>
    <style:style style:name="P37" style:family="paragraph">
      <style:paragraph-properties style:writing-mode="lr-tb"/>
    </style:style>
    <style:style style:name="P38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39" style:family="paragraph">
      <loext:graphic-properties draw:fill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officeooo:rsid="0015d7ff" style:font-size-asian="14pt" style:font-size-complex="14pt" style:font-weight-complex="bold"/>
    </style:style>
    <style:style style:name="T4" style:family="text">
      <style:text-properties fo:font-size="14pt" style:font-size-asian="14pt" style:language-asian="ru" style:country-asian="RU" style:font-size-complex="14pt" style:language-complex="ar" style:country-complex="SA" style:font-weight-complex="bold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style:font-size-asian="14pt" style:font-size-complex="14pt" style:font-weight-complex="bold"/>
    </style:style>
    <style:style style:name="T7" style:family="text">
      <style:text-properties fo:font-size="14pt" fo:language="en" fo:country="US" fo:font-style="italic" style:font-size-asian="14pt" style:font-style-asian="italic" style:font-size-complex="14pt" style:font-weight-complex="bold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style="italic" style:font-size-asian="14pt" style:font-style-asian="italic" style:font-size-complex="14pt"/>
    </style:style>
    <style:style style:name="T11" style:family="text">
      <style:text-properties fo:font-size="14pt" fo:font-style="italic" style:font-size-asian="14pt" style:font-style-asian="italic" style:font-size-complex="14pt" style:font-weight-complex="bold"/>
    </style:style>
    <style:style style:name="T12" style:family="text">
      <style:text-properties officeooo:rsid="00117b77"/>
    </style:style>
    <style:style style:name="T13" style:family="text">
      <style:text-properties officeooo:rsid="0015d7ff"/>
    </style:style>
    <text:list-style style:name="L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93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7" text:display-levels="2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2" style:family="graphic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run-through="back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  <style:style style:name="gr3" style:family="graphic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4" style:family="graphic">
      <style:graphic-properties draw:stroke="solid" svg:stroke-width="0.053cm" svg:stroke-color="#5b9bd5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Министерство образования и науки РФ</text:h>
      <text:p text:style-name="P1">Томский государственный университет систем управления и</text:p>
      <text:p text:style-name="P1">Радиоэлектроники (ТУСУР)</text:p>
      <text:p text:style-name="P4"/>
      <text:p text:style-name="P2">Кафедра автоматизированных систем управления (АСУ)</text:p>
      <text:p text:style-name="P4"/>
      <text:p text:style-name="P4"/>
      <text:p text:style-name="P8">Лабораторная работа №1</text:p>
      <text:p text:style-name="P4">«Составление технического задания и соглашения о требованиях»</text:p>
      <text:p text:style-name="P4">по дисциплине «Технология разработки программного обеспечения»</text:p>
      <text:p text:style-name="P4"/>
      <text:p text:style-name="P4">учебное пособие В.Т. Калайда, В.В. Романенко</text:p>
      <text:p text:style-name="P4">«Технология разработки программного обеспечения»</text:p>
      <text:p text:style-name="P4"/>
      <text:p text:style-name="P4"/>
      <text:p text:style-name="P5">Выполнил студент</text:p>
      <text:p text:style-name="P5">специальности 09.03.01</text:p>
      <text:p text:style-name="P5">Бубенщиков Олег Юрьевич</text:p>
      <text:p text:style-name="P5">05.12.2018</text:p>
      <text:p text:style-name="P5"/>
      <text:p text:style-name="P23"/>
      <text:p text:style-name="P23"/>
      <text:p text:style-name="P8">г. Среднеуральск 2018</text:p>
      <text:p text:style-name="P33">Содержание</text:p>
      <text:list xml:id="list2361061034" text:style-name="L1">
        <text:list-item>
          <text:p text:style-name="P21">Техническое задание………………………………………………………...<text:span text:style-name="T13">3</text:span></text:p>
          <text:list>
            <text:list-item>
              <text:p text:style-name="P21">Введение…………………………………………………………………..<text:span text:style-name="T13">3</text:span></text:p>
            </text:list-item>
            <text:list-item>
              <text:p text:style-name="P27"><text:span text:style-name="Основной_20_шрифт_20_абзаца"><text:span text:style-name="T2">Основание для разработки……………………………………………….</text:span></text:span><text:span text:style-name="Основной_20_шрифт_20_абзаца"><text:span text:style-name="T3">3</text:span></text:span></text:p>
            </text:list-item>
            <text:list-item>
              <text:p text:style-name="P27"><text:span text:style-name="Основной_20_шрифт_20_абзаца"><text:span text:style-name="T2">Назначение разработки…………………………………………………...</text:span></text:span><text:span text:style-name="Основной_20_шрифт_20_абзаца"><text:span text:style-name="T3">3</text:span></text:span></text:p>
            </text:list-item>
            <text:list-item>
              <text:p text:style-name="P27"><text:span text:style-name="Основной_20_шрифт_20_абзаца"><text:span text:style-name="T2">Технические требование к программе или программному изделию….</text:span></text:span><text:span text:style-name="Основной_20_шрифт_20_абзаца"><text:span text:style-name="T3">4</text:span></text:span></text:p>
            </text:list-item>
            <text:list-item>
              <text:p text:style-name="P27"><text:span text:style-name="Основной_20_шрифт_20_абзаца"><text:span text:style-name="T2">Требования к программной документации……………………………...</text:span></text:span><text:span text:style-name="Основной_20_шрифт_20_абзаца"><text:span text:style-name="T3">6</text:span></text:span></text:p>
            </text:list-item>
            <text:list-item>
              <text:p text:style-name="P27"><text:span text:style-name="Основной_20_шрифт_20_абзаца"><text:span text:style-name="T2">Технико-экономические показатели……………………………………..</text:span></text:span><text:span text:style-name="Основной_20_шрифт_20_абзаца"><text:span text:style-name="T3">7</text:span></text:span></text:p>
            </text:list-item>
            <text:list-item>
              <text:p text:style-name="P25">Стадии и этапы разработки………………………………………………<text:span text:style-name="T13">7</text:span></text:p>
            </text:list-item>
          </text:list>
        </text:list-item>
        <text:list-item>
          <text:p text:style-name="P21">Соглашение о требованиях…………………………………………………..<text:span text:style-name="T13">8</text:span></text:p>
          <text:list>
            <text:list-item>
              <text:p text:style-name="P27"><text:span text:style-name="Основной_20_шрифт_20_абзаца"><text:span text:style-name="T2">Описание программного изделия………………………………………..</text:span></text:span><text:span text:style-name="Основной_20_шрифт_20_абзаца"><text:span text:style-name="T3">8</text:span></text:span></text:p>
            </text:list-item>
            <text:list-item>
              <text:p text:style-name="P27"><text:span text:style-name="Основной_20_шрифт_20_абзаца"><text:span text:style-name="T2">Цели……………………………………………………………………….</text:span></text:span><text:span text:style-name="Основной_20_шрифт_20_абзаца"><text:span text:style-name="T3">11</text:span></text:span></text:p>
            </text:list-item>
            <text:list-item>
              <text:p text:style-name="P27"><text:span text:style-name="Основной_20_шрифт_20_абзаца"><text:span text:style-name="T2">Стратегия…………………………………………………………………</text:span></text:span><text:span text:style-name="Основной_20_шрифт_20_абзаца"><text:span text:style-name="T3">12</text:span></text:span></text:p>
            </text:list-item>
            <text:list-item>
              <text:p text:style-name="P27"><text:span text:style-name="Основной_20_шрифт_20_абзаца"><text:span text:style-name="T2">Используемые материалы……………………………………………….</text:span></text:span><text:span text:style-name="Основной_20_шрифт_20_абзаца"><text:span text:style-name="T3">17</text:span></text:span></text:p>
            </text:list-item>
            <text:list-item>
              <text:p text:style-name="P27"><text:span text:style-name="Основной_20_шрифт_20_абзаца"><text:span text:style-name="T2">Передача заказчику и ввод в действие………………………………….</text:span></text:span><text:span text:style-name="Основной_20_шрифт_20_абзаца"><text:span text:style-name="T3">17</text:span></text:span></text:p>
            </text:list-item>
            <text:list-item>
              <text:p text:style-name="P27"><text:span text:style-name="Основной_20_шрифт_20_абзаца"><text:span text:style-name="T2">Тактика……………………………………………………………………</text:span></text:span><text:span text:style-name="Основной_20_шрифт_20_абзаца"><text:span text:style-name="T3">18</text:span></text:span></text:p>
            </text:list-item>
            <text:list-item>
              <text:p text:style-name="P27"><text:span text:style-name="Основной_20_шрифт_20_абзаца"><text:span text:style-name="T2">Извещение об изменении календарных сроков………………………...</text:span></text:span><text:span text:style-name="Основной_20_шрифт_20_абзаца"><text:span text:style-name="T3">22</text:span></text:span></text:p>
            </text:list-item>
          </text:list>
        </text:list-item>
      </text:list>
      <text:p text:style-name="P3"/>
      <text:p text:style-name="P3"/>
      <text:p text:style-name="P24"/>
      <text:p text:style-name="P3"/>
      <text:p text:style-name="P3"/>
      <text:p text:style-name="P3"/>
      <text:p text:style-name="P12"><text:soft-page-break/>1 Техническое задание</text:p>
      <text:p text:style-name="P12">1.1 Введение</text:p>
      <text:p text:style-name="P15"><text:span text:style-name="Основной_20_шрифт_20_абзаца"><text:span text:style-name="T2">Разрабатываемое программное обеспечение – конвертор </text:span></text:span><text:span text:style-name="Основной_20_шрифт_20_абзаца"><text:span text:style-name="T6">IMS</text:span></text:span><text:span text:style-name="Основной_20_шрифт_20_абзаца"><text:span text:style-name="T2"> (далее – </text:span></text:span><text:span text:style-name="Основной_20_шрифт_20_абзаца"><text:span text:style-name="T6">MigrateIMS</text:span></text:span><text:span text:style-name="Основной_20_шрифт_20_абзаца"><text:span text:style-name="T2">), предназначен для конвертирования исходного формата данных в новый формат данных, с использованием заданных правил преобразования.</text:span></text:span></text:p>
      <text:p text:style-name="P15"><text:span text:style-name="Основной_20_шрифт_20_абзаца"><text:span text:style-name="T2">Конвертор </text:span></text:span><text:span text:style-name="Основной_20_шрифт_20_абзаца"><text:span text:style-name="T6">MigrateIMS</text:span></text:span><text:span text:style-name="Основной_20_шрифт_20_абзаца"><text:span text:style-name="T2"> предназначен для помощи техническому персоналу телефонных станций (далее – АТС), для выполнения</text:span></text:span><text:span text:style-name="Основной_20_шрифт_20_абзаца"><text:span text:style-name="T1"> автоматического конвертирования исходной базы абонентских номеров, существующего телефонного коммутационного оборудования (далее - АТС) в формат, используемый на виртуальной платформе коммутации (далее - <text:s/>vIMS), в процессе подготовки к переносу (далее – миграции).</text:span></text:span></text:p>
      <text:p text:style-name="P3"/>
      <text:p text:style-name="P12">1.2 Основание для разработки</text:p>
      <text:p text:style-name="P13">Разработка ведётся на основании следующих документов:</text:p>
      <text:list xml:id="list922760647" text:style-name="L2">
        <text:list-item>
          <text:p text:style-name="P28"><text:span text:style-name="Основной_20_шрифт_20_абзаца"><text:span text:style-name="T2">Данное техническое задание</text:span></text:span><text:span text:style-name="Основной_20_шрифт_20_абзаца"><text:span text:style-name="T6">.</text:span></text:span></text:p>
        </text:list-item>
      </text:list>
      <text:p text:style-name="P3"/>
      <text:p text:style-name="P12">1.3 Назначение разработки</text:p>
      <text:p text:style-name="P13">Функциональное и эксплуатационное назначение программы:</text:p>
      <text:p text:style-name="P15"><text:span text:style-name="Основной_20_шрифт_20_абзаца"><text:span text:style-name="T2">Данная программа предназначена для преобразования исходной базы данных, в новый формат, пригодный для импортирования в БД программного коммутатора </text:span></text:span><text:span text:style-name="Основной_20_шрифт_20_абзаца"><text:span text:style-name="T6">vIMS</text:span></text:span><text:span text:style-name="Основной_20_шрифт_20_абзаца"><text:span text:style-name="T2">.</text:span></text:span></text:p>
      <text:p text:style-name="P15"/>
      <text:p text:style-name="P15"/>
      <text:p text:style-name="P15"/>
      <text:p text:style-name="P15"/>
      <text:p text:style-name="P12"><text:soft-page-break/>1.4 Технические требование к программе или программному изделию</text:p>
      <text:p text:style-name="P15"><text:span text:style-name="Основной_20_шрифт_20_абзаца"><text:span text:style-name="T8">1.4.1 </text:span></text:span><text:span text:style-name="Основной_20_шрифт_20_абзаца"><text:span text:style-name="T9">Требования к функциональным характеристикам</text:span></text:span></text:p>
      <text:p text:style-name="P3"><text:s/><text:tab/>- Программа может работать как в консольном, так и в графическом режимах.</text:p>
      <text:p text:style-name="P14">- В графическом режиме должны поддерживаться работа с клавиатурой и манипулятором типа «мышь».</text:p>
      <text:p text:style-name="P14">- Программа должна генерировать данные, в формате, пригодном для последующего импорта в БД vIMS.</text:p>
      <text:p text:style-name="P14">- Программа должна иметь возможность поддерживать работу с разными типами и форматами входных данных в зависимости от типа АТС.</text:p>
      <text:p text:style-name="P14">- Правила интерпретации атрибутов из исходных структур данных в новые структуры, должны описываться в конфигурационных файлах (далее - <text:s/>шаблонах).</text:p>
      <text:p text:style-name="P14">- Программа должна иметь возможность работать с разными наборами шаблонов.</text:p>
      <text:p text:style-name="P14">- Программа должна считывать настройки и правила обработки (шаблоны) из конфигурационного файла.</text:p>
      <text:p text:style-name="P14">- Программа должна иметь возможность выполнять конфигурирование шаблонов и формирование конфигурационного файла в графическом режиме.</text:p>
      <text:p text:style-name="P14">- Для каждого сеанса работы должен формироваться журнал, в который записываются все служебные сообщения, а также информация об аварийных ситуациях, связанная с выполнением процесса обработки или возникающих проблемах в обработке данных. Для каждой записи генерируется штамп времени и уровень логирования.</text:p>
      <text:p text:style-name="P14">- Программа должна иметь возможность просмотра журнала в графическом режиме.</text:p>
      <text:p text:style-name="P15"><text:soft-page-break/><text:span text:style-name="Основной_20_шрифт_20_абзаца"><text:span text:style-name="T8">1.4.2 </text:span></text:span><text:span text:style-name="Основной_20_шрифт_20_абзаца"><text:span text:style-name="T9">Требования к надёжности</text:span></text:span></text:p>
      <text:p text:style-name="P14">- надежность выдачи правильных результатов проверяется выполнением интеграционных тестов.</text:p>
      <text:p text:style-name="P14">- Контроль выходных данных проверяется на предмет вхождения каждого информационного атрибута в разрешённый диапазон.</text:p>
      <text:p text:style-name="P14">- Ошибочные действия пользователя, неверные значения конфигурационных данных, неверный формат или тип входных данных записываются в лог-файл, а также выводятся в консоль или отображаются в графическом интерфейсе для информирования пользователя в процессе работы.</text:p>
      <text:p text:style-name="P3"/>
      <text:p text:style-name="P12">1.4.3 Требования к эксплуатации</text:p>
      <text:p text:style-name="P13">- Пользователь должен иметь уверенные навыки работы с компьютером.</text:p>
      <text:p text:style-name="P14">- Персонал, выполняющий работы по конвертированию данных должен иметь достаточную квалификацию и знания по работе с продуктом vIMS.</text:p>
      <text:p text:style-name="P14">- Уметь выполнять групповой импорт абонентов в БД vIMS, знать тип и формат данных формируемых для импорта в БД vIMS.</text:p>
      <text:p text:style-name="P14">- Уметь разбираться в структуре входных данных, подаваемых на вход конвертера.</text:p>
      <text:p text:style-name="P14">- Уметь составлять правила конвертирования.</text:p>
      <text:p text:style-name="P3"/>
      <text:p text:style-name="P3"/>
      <text:p text:style-name="P3"/>
      <text:p text:style-name="P3"/>
      <text:p text:style-name="P3"/>
      <text:p text:style-name="P12"><text:soft-page-break/>1.4.4 Требования к составу и параметрам технических средств</text:p>
      <text:p text:style-name="P14">Программное обеспечение разрабатывается для персональной ЭВМ (IBM PC - <text:s/>совместимой) с характеристиками не ниже:</text:p>
      <text:p text:style-name="P3"><text:tab/>- процессор с частотой 1ГГц;</text:p>
      <text:p text:style-name="P3"><text:tab/>- объем ОЗУ 4Гб;</text:p>
      <text:p text:style-name="P9"><text:span text:style-name="Основной_20_шрифт_20_абзаца"><text:span text:style-name="T1"><text:tab/>- графический адаптер </text:span></text:span><text:span text:style-name="Основной_20_шрифт_20_абзаца"><text:span text:style-name="T5">SVGA</text:span></text:span><text:span text:style-name="Основной_20_шрифт_20_абзаца"><text:span text:style-name="T1">;</text:span></text:span></text:p>
      <text:p text:style-name="P3"><text:tab/>- клавиатура и манипулятор типа «мышь»;</text:p>
      <text:p text:style-name="P3"><text:tab/>- сетевой адаптер Ethernet;</text:p>
      <text:p text:style-name="P3"/>
      <text:p text:style-name="P12">1.4.5 Требования к информационной и программной совмести</text:p>
      <text:p text:style-name="P15"><text:span text:style-name="Основной_20_шрифт_20_абзаца"><text:span text:style-name="T1">- Операционная система (</text:span></text:span><text:span text:style-name="Основной_20_шрифт_20_абзаца"><text:span text:style-name="T5">Windows</text:span></text:span><text:span text:style-name="Основной_20_шрифт_20_абзаца"><text:span text:style-name="T1">-10, </text:span></text:span><text:span text:style-name="Основной_20_шрифт_20_абзаца"><text:span text:style-name="T5">Linux</text:span></text:span><text:span text:style-name="Основной_20_шрифт_20_абзаца"><text:span text:style-name="T1">)</text:span></text:span><text:span text:style-name="Основной_20_шрифт_20_абзаца"><text:span text:style-name="T5">.</text:span></text:span></text:p>
      <text:p text:style-name="P14">- Язык программирования - Python с версией не ниже 3.6.х. </text:p>
      <text:p text:style-name="P3"/>
      <text:p text:style-name="P15"><text:span text:style-name="Основной_20_шрифт_20_абзаца"><text:span text:style-name="T8">1.5 </text:span></text:span><text:span text:style-name="Основной_20_шрифт_20_абзаца"><text:span text:style-name="T9">Требования к программной документации</text:span></text:span></text:p>
      <text:p text:style-name="P15"><text:span text:style-name="Основной_20_шрифт_20_абзаца"><text:span text:style-name="T2">Комплект документации поставляться в составе дистрибутива. Документация оформляется в структуру файлов и каталогов в формате </text:span></text:span><text:span text:style-name="Основной_20_шрифт_20_абзаца"><text:span text:style-name="T10">reStructuredText</text:span></text:span><text:span text:style-name="Основной_20_шрифт_20_абзаца"><text:span text:style-name="T1"> и должна содержать следующие пункты:</text:span></text:span></text:p>
      <text:p text:style-name="P14">- Описание процедуры установки необходимой версии интерпретатора Python.</text:p>
      <text:p text:style-name="P14">- Описание процедуры установки программы.</text:p>
      <text:p text:style-name="P14">- Общее описание процесса конвертирования.</text:p>
      <text:p text:style-name="P14">- Описание синтаксиса командной строки.</text:p>
      <text:p text:style-name="P16">- Описание подготовки исходных данных в зависимости от типа конвертируемой АТС. </text:p>
      <text:p text:style-name="P14"><text:soft-page-break/>- Описание структуры шаблонов с правилами преобразования и заполнения.</text:p>
      <text:p text:style-name="P16">- Описание вариантов использования конвертера.</text:p>
      <text:p text:style-name="P16">- Формат использования документации - статические HTML страницы.</text:p>
      <text:p text:style-name="P3"/>
      <text:p text:style-name="P12">1.6 Технико-экономические показатели</text:p>
      <text:p text:style-name="P14">Программа является узкоспециализированной и не имеет аналогов.</text:p>
      <text:p text:style-name="P3">Использование данной программы для конвертирования больших массивов данных в разы сокращает временной интервал процедур<text:span text:style-name="T12">ы</text:span> подготовки и <text:span text:style-name="T12">миграции абонентов</text:span>, что уменьшает временные и ресурсные затраты персонала, а также позволяет максимально уменьшить время простоя связи для абонентов переключаемой АТС.</text:p>
      <text:p text:style-name="P3"/>
      <text:list xml:id="list3985150920" text:style-name="L3">
        <text:list-item>
          <text:list>
            <text:list-item>
              <text:p text:style-name="P26">Стадии и этапы разработки</text:p>
            </text:list-item>
          </text:list>
        </text:list-item>
      </text:list>
      <text:p text:style-name="P17">- Ознакомление со стандартами и протоколами VIMS, используемыми для миграции абонентов в БД, а также структурой исходных данных переключаемой АТС.</text:p>
      <text:p text:style-name="P16">- Разработка концептуальной модели функционирования будущей программы.</text:p>
      <text:p text:style-name="P16">- Непосредственная разработка законченного программного средства (рабочий проект).</text:p>
      <text:p text:style-name="P16">- Отладка и тестирование.</text:p>
      <text:p text:style-name="P16">- Внедрение.</text:p>
      <text:p text:style-name="P3"/>
      <text:p text:style-name="P12"><text:soft-page-break/>2 Соглашение о требованиях</text:p>
      <text:p text:style-name="P12">2.1 Описание программного изделия</text:p>
      <text:p text:style-name="P12">2.1.1 Наименование и шифры изделия</text:p>
      <text:p text:style-name="P15"><text:span text:style-name="Основной_20_шрифт_20_абзаца"><text:span text:style-name="T9">2.1.1.1 </text:span></text:span><text:span text:style-name="Основной_20_шрифт_20_абзаца"><text:span text:style-name="T2">Полное наименование изделия</text:span></text:span></text:p>
      <text:p text:style-name="P15"><text:span text:style-name="Основной_20_шрифт_20_абзаца"><text:span text:style-name="T2">Переносимая программа конвертирования абонентской базы разных типов АТС в формат для импорта в виртуальный узел коммутации </text:span></text:span><text:span text:style-name="Основной_20_шрифт_20_абзаца"><text:span text:style-name="T6">vIMS</text:span></text:span><text:span text:style-name="Основной_20_шрифт_20_абзаца"><text:span text:style-name="T2">.</text:span></text:span></text:p>
      <text:p text:style-name="P13">2.1.1.2 Сокращенные наименования</text:p>
      <text:p text:style-name="P15"><text:span text:style-name="Основной_20_шрифт_20_абзаца"><text:span text:style-name="T6">MigrateIMS</text:span></text:span><text:span text:style-name="Основной_20_шрифт_20_абзаца"><text:span text:style-name="T2">.</text:span></text:span></text:p>
      <text:p text:style-name="P15"><text:span text:style-name="Основной_20_шрифт_20_абзаца"><text:span text:style-name="T2">2.1.1.3 Шифры изделия</text:span></text:span></text:p>
      <text:p text:style-name="P13">Отсутствуют.</text:p>
      <text:p text:style-name="P13">2.1.1.4 Шифры проекта</text:p>
      <text:p text:style-name="P13">Отсутствуют.</text:p>
      <text:p text:style-name="P12">2.1.2 Краткое описание изделия</text:p>
      <text:p text:style-name="P15"><text:span text:style-name="Основной_20_шрифт_20_абзаца"><text:span text:style-name="T2">Конвертор </text:span></text:span><text:span text:style-name="Основной_20_шрифт_20_абзаца"><text:span text:style-name="T6">MigrateIMS</text:span></text:span><text:span text:style-name="Основной_20_шрифт_20_абзаца"><text:span text:style-name="T2"> предназначен для помощи техническому персоналу телефонных станций (далее – АТС), для выполнения</text:span></text:span><text:span text:style-name="Основной_20_шрифт_20_абзаца"><text:span text:style-name="T1"> автоматического конвертирования исходной базы абонентских номеров, существующего телефонного коммутационного оборудования (далее - АТС) в формат, используемый на виртуальной платформе коммутации (далее - <text:s/>vIMS), в процессе подготовки к переносу (далее – миграции).</text:span></text:span></text:p>
      <text:p text:style-name="P13"/>
      <text:p text:style-name="P12">2.1.3 Сведения об авторском праве</text:p>
      <text:p text:style-name="P13">Не требуется.</text:p>
      <text:p text:style-name="P13"/>
      <text:p text:style-name="P13"/>
      <text:p text:style-name="P12"><text:soft-page-break/>2.1.4 Результирующие компоненты изделия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 table:number-columns-repeated="4"/>
        <table:table-row table:style-name="Таблица1.1">
          <table:table-cell table:style-name="Таблица1.A1" table:number-rows-spanned="11" table:number-columns-spanned="5" office:value-type="string">
            <text:p text:style-name="P10">Обозначения:</text:p>
            <text:p text:style-name="P10">Основное изделие – не используется для создания других изделий</text:p>
            <text:p text:style-name="P10"/>
            <text:p text:style-name="P10">Вспомогательное изделие – используется для создания других изделий</text:p>
            <text:p text:style-name="P10"/>
            <text:p text:style-name="P10">Уровень поддержки 1: удовлетворяются заявки на исправление дефектов; возможно сообщение об изменениях; принимаются заявки на расширение функциональных возможностей изделия</text:p>
            <text:p text:style-name="P10"/>
            <text:p text:style-name="P10">Уровень поддержки 2: удовлетворяются заявки на исправление дефектов; возможно сообщение об изменениях; заявки на расширение не принимаются</text:p>
            <text:p text:style-name="P10"/>
            <text:p text:style-name="P10">Уровень поддержки 3: удовлетворяются заявки на исправление дефектов</text:p>
            <text:p text:style-name="P10">Р – группа разработки</text:p>
          </table:table-cell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10"/>
          </table:table-cell>
          <table:table-cell table:style-name="Таблица1.G1" office:value-type="string">
            <text:p text:style-name="P18">Формируется целиком</text:p>
          </table:table-cell>
          <table:table-cell table:style-name="Таблица1.H1" office:value-type="string">
            <text:p text:style-name="P18">Модифицируется</text:p>
          </table:table-cell>
          <table:table-cell table:style-name="Таблица1.I1" office:value-type="string">
            <text:p text:style-name="P18">Распространяется</text:p>
          </table:table-cell>
          <table:table-cell table:style-name="Таблица1.J1" office:value-type="string">
            <text:p text:style-name="P18">Не распространяется</text:p>
          </table:table-cell>
          <table:table-cell table:style-name="Таблица1.K1" office:value-type="string">
            <text:p text:style-name="P18">Ответственная группа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10">Спецификации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10">Внешняя спецификация</text:p>
          </table:table-cell>
          <table:table-cell table:style-name="Таблица1.A1" office:value-type="string">
            <text:p text:style-name="P10">Х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>Х</text:p>
          </table:table-cell>
          <table:table-cell table:style-name="Таблица1.A1" office:value-type="string">
            <text:p text:style-name="P10">Р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10">Внутренняя спецификация</text:p>
          </table:table-cell>
          <table:table-cell table:style-name="Таблица1.A1" office:value-type="string">
            <text:p text:style-name="P10">Х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>Х</text:p>
          </table:table-cell>
          <table:table-cell table:style-name="Таблица1.A1" office:value-type="string">
            <text:p text:style-name="P10">Р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10">Спецификация испытаний (не надо)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10">Спецификация сопровождения (не надо)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10">Другие спецификации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10">Документация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29"/>
          </table:table-cell>
          <table:table-cell table:style-name="Таблица1.A1" office:value-type="string">
            <text:p text:style-name="P29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10">Техническое описание системы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10">Справочное руководство</text:p>
          </table:table-cell>
          <table:table-cell table:style-name="Таблица1.A1" office:value-type="string">
            <text:p text:style-name="P10">Х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>Х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29">Р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10">Справочный буклет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>
          <table:table-cell table:style-name="Таблица1.A1" table:number-rows-spanned="3" office:value-type="string">
            <text:p text:style-name="P10">Тип</text:p>
            <text:p text:style-name="P10"><text:soft-page-break/>Изде-</text:p>
            <text:p text:style-name="P10">лия</text:p>
          </table:table-cell>
          <table:table-cell table:style-name="Таблица1.A1" table:number-rows-spanned="2" office:value-type="string">
            <text:p text:style-name="P10">Основ-ное</text:p>
          </table:table-cell>
          <table:table-cell table:style-name="Таблица1.A1" table:number-rows-spanned="2" office:value-type="string">
            <text:p text:style-name="P10">Х</text:p>
          </table:table-cell>
          <table:table-cell table:style-name="Таблица1.A1" table:number-rows-spanned="3" table:number-columns-spanned="2" office:value-type="string">
            <text:p text:style-name="P10">Начальный</text:p>
            <text:p text:style-name="P10"><text:soft-page-break/>уровень</text:p>
            <text:p text:style-name="P10">поддержки</text:p>
          </table:table-cell>
          <table:covered-table-cell/>
          <table:table-cell table:style-name="Таблица1.A1" office:value-type="string">
            <text:p text:style-name="P10">Руководство оператора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10">Указатель системных сообщений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>
          <table:covered-table-cell/>
          <table:table-cell table:style-name="Таблица1.A1" office:value-type="string">
            <text:p text:style-name="P10">Вспо-мога-тельное</text:p>
          </table:table-cell>
          <table:table-cell table:style-name="Таблица1.A1" office:value-type="string">
            <text:p text:style-name="P10"/>
          </table:table-cell>
          <table:covered-table-cell/>
          <table:covered-table-cell/>
          <table:table-cell table:style-name="Таблица1.A1" office:value-type="string">
            <text:p text:style-name="P10">Информационный листок выпуска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</table:table-row>
        <table:table-row>
          <table:table-cell table:style-name="Таблица1.A1" table:number-rows-spanned="9" table:number-columns-spanned="3" office:value-type="string">
            <text:p text:style-name="P10"/>
          </table:table-cell>
          <table:covered-table-cell/>
          <table:covered-table-cell/>
          <table:table-cell table:style-name="Таблица1.A1" office:value-type="string">
            <text:p text:style-name="P10">1</text:p>
          </table:table-cell>
          <table:table-cell table:style-name="Таблица1.A1" office:value-type="string">
            <text:p text:style-name="P10">Х</text:p>
          </table:table-cell>
          <table:table-cell table:style-name="Таблица1.A1" office:value-type="string">
            <text:p text:style-name="P10">Другие печатные издания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10">2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>Рекламные материалы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>Программное обеспечение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>Листинги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>Исходные модули</text:p>
          </table:table-cell>
          <table:table-cell table:style-name="Таблица1.A1" office:value-type="string">
            <text:p text:style-name="P10">Х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>Х</text:p>
          </table:table-cell>
          <table:table-cell table:style-name="Таблица1.A1" office:value-type="string">
            <text:p text:style-name="P10">Р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>Объектные модули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>Контрольные примеры</text:p>
          </table:table-cell>
          <table:table-cell table:style-name="Таблица1.A1" office:value-type="string">
            <text:p text:style-name="P10">Х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>Х</text:p>
          </table:table-cell>
          <table:table-cell table:style-name="Таблица1.A1" office:value-type="string">
            <text:p text:style-name="P10">Р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>Средства разработки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>Прочие средства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2.2 Цели</text:p>
      <text:p text:style-name="P15"><text:span text:style-name="Основной_20_шрифт_20_абзаца"><text:span text:style-name="T2">Поставленной задачей было написание программы, представляющей собой систему по обработке и преобразованию исходных абонентских данных АТС разного типа в заранее определённый формат выходных данных, используемый для последующего добавления в БД </text:span></text:span><text:span text:style-name="Основной_20_шрифт_20_абзаца"><text:span text:style-name="T6">vIMS</text:span></text:span><text:span text:style-name="Основной_20_шрифт_20_абзаца"><text:span text:style-name="T2">.</text:span></text:span></text:p>
      <text:p text:style-name="P12">2.2.1 Согласование заявок на проверку</text:p>
      <text:p text:style-name="P13">2.2.1.1 Отклоненные заявки</text:p>
      <text:p text:style-name="P13">Отсутствуют.</text:p>
      <text:p text:style-name="P13">2.2.1.2 Принятые заявки</text:p>
      <text:p text:style-name="P13">Отсутствуют.</text:p>
      <text:p text:style-name="P12">2.2.2 Согласование заявок на расширение функциональных</text:p>
      <text:p text:style-name="P12">возможностей изделия</text:p>
      <text:p text:style-name="P13">2.2.2.1 Отклонённые заявки</text:p>
      <text:p text:style-name="P13">Отсутствуют.</text:p>
      <text:p text:style-name="P13">2.2.2.2 Принятые заявки</text:p>
      <text:p text:style-name="P13">Отсутствуют.</text:p>
      <text:p text:style-name="P12">2.2.3 Согласование заявок на внесение исправлений</text:p>
      <text:p text:style-name="P13">2.2.3.1 Отклонённые заявки</text:p>
      <text:p text:style-name="P13">Отсутствуют.</text:p>
      <text:p text:style-name="P12">2.2.4 Согласование планов</text:p>
      <text:p text:style-name="P13">2.2.4.1 Исключённые пункты плана</text:p>
      <text:p text:style-name="P13">Отсутствуют.</text:p>
      <text:p text:style-name="P13">2.2.4.2 Включенные пункты плана</text:p>
      <text:p text:style-name="P13"><text:soft-page-break/>Отсутствуют.</text:p>
      <text:p text:style-name="P12">2.2.5 Перечень требований пользователя</text:p>
      <text:p text:style-name="P13">Заказчику требуется:</text:p>
      <text:p text:style-name="P15"><text:span text:style-name="Основной_20_шрифт_20_абзаца"><text:span text:style-name="T2">- Программа должна работать под любой операционной системой семейства </text:span></text:span><text:span text:style-name="Основной_20_шрифт_20_абзаца"><text:span text:style-name="T6">Windows</text:span></text:span><text:span text:style-name="Основной_20_шрифт_20_абзаца"><text:span text:style-name="T2"> или </text:span></text:span><text:span text:style-name="Основной_20_шрифт_20_абзаца"><text:span text:style-name="T6">Linux</text:span></text:span><text:span text:style-name="Основной_20_шрифт_20_абзаца"><text:span text:style-name="T2">.</text:span></text:span></text:p>
      <text:p text:style-name="P13">- Программа должна поддерживать гибкое формирование исходных конфигурационных данных, в том числе, для разных типов АТС, с учетом доступных в системе обработчиков исходных данных для данного типа АТС.</text:p>
      <text:p text:style-name="P12">2.2.6 Рассмотренные альтернативы</text:p>
      <text:p text:style-name="P13">Альтернатив нет. Приложение является узкоспециализированным.</text:p>
      <text:p text:style-name="P12">2.2.7 Окупаемость капиталовложений</text:p>
      <text:p text:style-name="P13">Капиталовложений нет.</text:p>
      <text:p text:style-name="P12">2.3 Стратегия</text:p>
      <text:p text:style-name="P12">2.3.1 Соглашения относительно представления материала</text:p>
      <text:p text:style-name="P13">2.3.1.1 Обозначения</text:p>
      <text:p text:style-name="P13">В данном документе не используется никаких специальных обозначений.</text:p>
      <text:p text:style-name="P13">2.3.1.2 Терминология</text:p>
      <text:p text:style-name="P13">Вся специальная терминология определяется в контексте данного документа.</text:p>
      <text:p text:style-name="P12">2.3.2 Генерируемое программное обеспечение</text:p>
      <text:p text:style-name="P13">Не используется.</text:p>
      <text:p text:style-name="P13"/>
      <text:p text:style-name="P13"/>
      <text:p text:style-name="P12"><text:soft-page-break/>2.3.3 Системное программное обеспечение</text:p>
      <text:p text:style-name="P13"/>
      <text:p text:style-name="P15"><draw:custom-shape text:anchor-type="paragraph" draw:z-index="0" draw:name="Прямоугольник 1" draw:style-name="gr1" draw:text-style-name="P38" svg:width="5.031cm" svg:height="2.32cm" svg:x="6.722cm" svg:y="0.208cm"><text:p text:style-name="P36">2.3.3.1</text:p><text:p text:style-name="P37">Блок</text:p><text:p text:style-name="P37">вариантов использования </text:p><draw:enhanced-geometry svg:viewBox="0 0 21600 21600" draw:type="non-primitive" draw:enhanced-path="M 0 0 L 21600 0 21600 21600 0 21600 Z N"/></draw:custom-shape><text:span text:style-name="Основной_20_шрифт_20_абзаца"><text:span text:style-name="T4"/></text:span></text:p>
      <text:p text:style-name="P13"/>
      <text:p text:style-name="P15"><draw:connector text:anchor-type="paragraph" draw:z-index="12" draw:name="Прямая соединительная линия 21" draw:style-name="gr4" draw:text-style-name="P39" draw:type="line" svg:x1="9.43cm" svg:y1="0.34cm" svg:x2="9.43cm" svg:y2="1.154cm" svg:d="M9430 340v814" svg:viewBox="0 0 2 815"><text:p/></draw:connector><text:span text:style-name="Основной_20_шрифт_20_абзаца"><text:span text:style-name="T4"/></text:span></text:p>
      <text:p text:style-name="P15"><draw:connector text:anchor-type="paragraph" draw:z-index="11" draw:name="Прямая соединительная линия 20" draw:style-name="gr4" draw:text-style-name="P39" draw:type="line" svg:x1="16.043cm" svg:y1="0.034cm" svg:x2="16.043cm" svg:y2="1.129cm" svg:d="M16043 34v1095" svg:viewBox="0 0 2 1097"><text:p/></draw:connector><draw:connector text:anchor-type="paragraph" draw:z-index="10" draw:name="Прямая соединительная линия 19" draw:style-name="gr4" draw:text-style-name="P39" draw:type="line" svg:x1="12.137cm" svg:y1="1.108cm" svg:x2="12.137cm" svg:y2="0.034cm" svg:d="M12137 1108v-1074" svg:viewBox="0 0 2 1076"><text:p/></draw:connector><draw:connector text:anchor-type="paragraph" draw:z-index="9" draw:name="Прямая соединительная линия 18" draw:style-name="gr4" draw:text-style-name="P39" draw:type="line" svg:x1="8.423cm" svg:y1="1.132cm" svg:x2="8.423cm" svg:y2="0.034cm" svg:d="M8423 1132v-1098" svg:viewBox="0 0 2 1101"><text:p/></draw:connector><draw:connector text:anchor-type="paragraph" draw:z-index="8" draw:name="Прямая соединительная линия 17" draw:style-name="gr4" draw:text-style-name="P39" draw:type="line" svg:x1="4.902cm" svg:y1="1.109cm" svg:x2="4.925cm" svg:y2="0.056cm" svg:d="M4902 1109l23-1053" svg:viewBox="0 0 25 1055"><text:p/></draw:connector><draw:connector text:anchor-type="paragraph" draw:z-index="7" draw:name="Прямая соединительная линия 16" draw:style-name="gr4" draw:text-style-name="P39" draw:type="line" svg:x1="1.545cm" svg:y1="0.056cm" svg:x2="1.545cm" svg:y2="1.109cm" svg:d="M1545 56v1053" svg:viewBox="0 0 2 1055"><text:p/></draw:connector><draw:connector text:anchor-type="paragraph" draw:z-index="6" draw:name="Прямая соединительная линия 15" draw:style-name="gr4" draw:text-style-name="P39" draw:type="line" svg:x1="1.52cm" svg:y1="0.055cm" svg:x2="16.041cm" svg:y2="0.032cm" svg:d="M1520 55l14521-23" svg:viewBox="0 0 14522 25"><text:p/></draw:connector><draw:custom-shape text:anchor-type="paragraph" draw:z-index="1" draw:name="Прямоугольник 3" draw:style-name="gr2" draw:text-style-name="P38" svg:width="3.163cm" svg:height="2.731cm" svg:x="0cm" svg:y="1.088cm"><text:p text:style-name="P36">2.3.3.2</text:p><text:p text:style-name="P37">Блок конфигураций</text:p><draw:enhanced-geometry svg:viewBox="0 0 21600 21600" draw:type="non-primitive" draw:enhanced-path="M 0 0 L 21600 0 21600 21600 0 21600 Z N"/></draw:custom-shape><text:span text:style-name="Основной_20_шрифт_20_абзаца"><text:span text:style-name="T4"/></text:span></text:p>
      <text:p text:style-name="P9"><draw:custom-shape text:anchor-type="paragraph" draw:z-index="5" draw:name="Прямоугольник 7" draw:style-name="gr1" draw:text-style-name="P38" svg:width="3.306cm" svg:height="2.707cm" svg:x="13.982cm" svg:y="0.012cm"><text:p text:style-name="P36">2.3.3.6</text:p><text:p text:style-name="P37">Блок чтения и записи данных</text:p><draw:enhanced-geometry svg:viewBox="0 0 21600 21600" draw:type="non-primitive" draw:enhanced-path="M 0 0 L 21600 0 21600 21600 0 21600 Z N"/></draw:custom-shape><draw:custom-shape text:anchor-type="paragraph" draw:z-index="4" draw:name="Прямоугольник 6" draw:style-name="gr1" draw:text-style-name="P38" svg:width="3.282cm" svg:height="2.707cm" svg:x="10.46cm" svg:y="0.012cm"><text:p text:style-name="P36">2.3.3.5</text:p><text:p text:style-name="P37">Блок представления выходных данных, отчётов</text:p><draw:enhanced-geometry svg:viewBox="0 0 21600 21600" draw:type="non-primitive" draw:enhanced-path="M 0 0 L 21600 0 21600 21600 0 21600 Z N"/></draw:custom-shape><draw:custom-shape text:anchor-type="paragraph" draw:z-index="3" draw:name="Прямоугольник 5" draw:style-name="gr3" draw:text-style-name="P38" svg:width="3.163cm" svg:height="2.707cm" svg:x="8.89cm" svg:y="0.012cm"><text:p text:style-name="P36">2.3.3.4</text:p><text:p text:style-name="P37">Блок обработки входных данных АТС</text:p><draw:enhanced-geometry svg:viewBox="0 0 21600 21600" draw:type="non-primitive" draw:enhanced-path="M 0 0 L 21600 0 21600 21600 0 21600 Z N"/></draw:custom-shape><draw:custom-shape text:anchor-type="paragraph" draw:z-index="2" draw:name="Прямоугольник 4" draw:style-name="gr1" draw:text-style-name="P38" svg:width="3.163cm" svg:height="2.707cm" svg:x="3.39cm" svg:y="0.012cm"><text:p text:style-name="P36">2.3.3.3</text:p><text:p text:style-name="P37">Блок интерфейса пользователя</text:p><draw:enhanced-geometry svg:viewBox="0 0 21600 21600" draw:type="non-primitive" draw:enhanced-path="M 0 0 L 21600 0 21600 21600 0 21600 Z N"/></draw:custom-shape><text:span text:style-name="Основной_20_шрифт_20_абзаца"><text:span text:style-name="T4"/></text:span></text:p>
      <text:p text:style-name="P13"/>
      <text:p text:style-name="P13"/>
      <text:p text:style-name="P13">2.3.3.1 Общие характеристики «Блок вариантов использования»</text:p>
      <text:p text:style-name="P13">2.3.3.1.1 Внешние ограничения</text:p>
      <text:p text:style-name="P13">2.3.3.1.1.1 Действующие стандарты</text:p>
      <text:p text:style-name="P13">Не используются.</text:p>
      <text:p text:style-name="P13">2.3.3.1.1.2 Ограничения на совместимость</text:p>
      <text:p text:style-name="P13">Не существует программных изделий, совместимых с данным программным продуктом.</text:p>
      <text:p text:style-name="P13">2.3.3.1.1.3 Программные ограничения</text:p>
      <text:p text:style-name="P15"><text:span text:style-name="Основной_20_шрифт_20_абзаца"><text:span text:style-name="T2">Данная программа работает с любыми операционными системами семейства </text:span></text:span><text:span text:style-name="Основной_20_шрифт_20_абзаца"><text:span text:style-name="T6">Windows</text:span></text:span><text:span text:style-name="Основной_20_шрифт_20_абзаца"><text:span text:style-name="T2"> или </text:span></text:span><text:span text:style-name="Основной_20_шрифт_20_абзаца"><text:span text:style-name="T6">Linux</text:span></text:span><text:span text:style-name="Основной_20_шрифт_20_абзаца"><text:span text:style-name="T2">, поддерживающих работу языка программирования </text:span></text:span><text:span text:style-name="Основной_20_шрифт_20_абзаца"><text:span text:style-name="T6">Python</text:span></text:span><text:span text:style-name="Основной_20_шрифт_20_абзаца"><text:span text:style-name="T2"> не ниже версии 3.х.</text:span></text:span></text:p>
      <text:p text:style-name="P13">2.3.3.1.1.4 Аппаратные ограничения</text:p>
      <text:p text:style-name="P15"><text:span text:style-name="Основной_20_шрифт_20_абзаца"><text:span text:style-name="T2">Для эксплуатации разрабатываемого программного обеспечения </text:span></text:span><text:span text:style-name="Основной_20_шрифт_20_абзаца"><text:span text:style-name="T6">IBM</text:span></text:span><text:span text:style-name="Основной_20_шрифт_20_абзаца"><text:span text:style-name="T2">-</text:span></text:span><text:span text:style-name="Основной_20_шрифт_20_абзаца"><text:span text:style-name="T6">PC</text:span></text:span><text:span text:style-name="Основной_20_шрифт_20_абзаца"><text:span text:style-name="T2"> совместимый компьютер, поддерживающий архитектуру х86.</text:span></text:span></text:p>
      <text:p text:style-name="P13">2.3.3.1.2 Внешние характеристики</text:p>
      <text:p text:style-name="P13"><text:soft-page-break/>2.3.3.1.2.1 Результаты работы блока вариантов использования</text:p>
      <text:p text:style-name="P13">Обработанные данные абонентов формируются в список и передаются в блок представления выходных данных.</text:p>
      <text:p text:style-name="P13">2.3.3.1.2.2 Процессы блока вариантов использования</text:p>
      <text:p text:style-name="P13">Блок вариантов использования, выполняет обработку принятого списка номеров исходного формата, в новый формат, с учетом использования правил преобразования.</text:p>
      <text:p text:style-name="P13">2.3.3.1.2.3 Входы блока вариантов использования</text:p>
      <text:p text:style-name="P13">- Набор правил использования.</text:p>
      <text:p text:style-name="P15"><text:span text:style-name="Основной_20_шрифт_20_абзаца"><text:span text:style-name="T2">- Cписок обрабатываемых номеров</text:span></text:span><text:span text:style-name="Основной_20_шрифт_20_абзаца"><text:span text:style-name="T6">.</text:span></text:span></text:p>
      <text:p text:style-name="P13">2.3.3.1.3 Эргономические характеристики</text:p>
      <text:p text:style-name="P13">2.3.3.1.3.1 Безопасность и секретность</text:p>
      <text:p text:style-name="P13">Программное обеспечение не предназначено для распространения в открытом виде. За сохранение конфиденциальной информации и распространение обрабатываемых данных несет ответственность пользователь.</text:p>
      <text:p text:style-name="P13">2.3.3.1.3.2 Надёжность</text:p>
      <text:p text:style-name="P13">Некорректность входных данных или содержание некорректных данных в конфигурации может приводить к сбою системы. В случае появления сбоя, для восстановления работоспособности выполняется устранением ошибок во входных данных или в конфигурации, на основании анализа сбоя. В программе реализуется контроль типа и значений в вводимых данных и конфигурации.</text:p>
      <text:p text:style-name="P6"><text:tab/>2.3.3.1.3.3 Рестарт</text:p>
      <text:p text:style-name="P6"><text:tab/>В программе отсутствует информация, которую периодически сохранять для возобновления работы после отказа блока питания компьютера. Все <text:soft-page-break/>необходимые для работы данные содержатся в конфигурационных файлах, которые из самой программы не изменяются.</text:p>
      <text:p text:style-name="P6"><text:tab/>2.3.3.1.3.4 Соответствие требованиям заказчика</text:p>
      <text:p text:style-name="P6">Система должна соответствовать требованиям технического задания.</text:p>
      <text:p text:style-name="P6"><text:tab/>2.3.3.1.3.5 Рабочие характеристики</text:p>
      <text:p text:style-name="P6"><text:tab/>Программа не накладывает никаких ограничений на конфигурацию, помимо ограничений, определяемых оборудованием.</text:p>
      <text:p text:style-name="P6"><text:tab/>2.3.3.1.3.6 Обеспечение эксплуатации</text:p>
      <text:p text:style-name="P6"><text:tab/>Никаких требований к условиям эксплуатации не выдвигается. Для выполнения работы требуется квалифицированный персонал.</text:p>
      <text:p text:style-name="P9"><text:span text:style-name="Основной_20_шрифт_20_абзаца"><text:span text:style-name="T2"><text:tab/>Работа программного изделия начинается с запуска исполняемого файла. Вся информация о ходе работы записывается в лог-файл </text:span></text:span><text:span text:style-name="Основной_20_шрифт_20_абзаца"><text:span text:style-name="T7">migrate</text:span></text:span><text:span text:style-name="Основной_20_шрифт_20_абзаца"><text:span text:style-name="T11">.</text:span></text:span><text:span text:style-name="Основной_20_шрифт_20_абзаца"><text:span text:style-name="T7">log</text:span></text:span><text:span text:style-name="Основной_20_шрифт_20_абзаца"><text:span text:style-name="T11">. </text:span></text:span><text:span text:style-name="Основной_20_шрифт_20_абзаца"><text:span text:style-name="T2">Завершение работы программы происходит автоматически при завершении обработки всех исходных данных в консольном режиме работы или действиями оператора в графическом режиме.</text:span></text:span></text:p>
      <text:p text:style-name="P6"><text:tab/>2.3.3.1.3.7 Мобильность</text:p>
      <text:p text:style-name="P6"><text:tab/>Данный программный продукт распространяется с открытым исходным кодом.</text:p>
      <text:p text:style-name="P6"><text:tab/>2.3.3.1.4 Внутренние характеристики</text:p>
      <text:p text:style-name="P6"><text:tab/>2.3.3.1.4.1 Удобство сопровождения</text:p>
      <text:p text:style-name="P9"><text:span text:style-name="Основной_20_шрифт_20_абзаца"><text:span text:style-name="T2"><text:tab/>Программы не компилируется. Команды выполняются непосредственно интерпретатором языка </text:span></text:span><text:span text:style-name="Основной_20_шрифт_20_абзаца"><text:span text:style-name="T6">Python</text:span></text:span><text:span text:style-name="Основной_20_шрифт_20_абзаца"><text:span text:style-name="T2">, что дает разработчику или человеку, занимающемуся сопровождением данного ПО, достаточно полную информацию о работе программы.</text:span></text:span></text:p>
      <text:p text:style-name="P6"><text:tab/>2.3.3.1.4.2 Алгоритмы</text:p>
      <text:p text:style-name="P6"><text:soft-page-break/><text:tab/>Подлежат описанию во внутренней спецификации.</text:p>
      <text:p text:style-name="P6"/>
      <text:p text:style-name="P13">2.3.3.2 Общие характеристики функции «Блок конфигураций»</text:p>
      <text:p text:style-name="P13">Все пропущенные пункты см. в п.2.3.3.1.</text:p>
      <text:p text:style-name="P13">2.3.3.2.2 Внешние характеристики</text:p>
      <text:p text:style-name="P13">2.3.3.2.2.1 Результаты работы блока конфигураций</text:p>
      <text:p text:style-name="P13">Формируется объект, содержащий все конфигурационные данные.</text:p>
      <text:p text:style-name="P13">2.3.3.2.2.2 Процессы блока конфигураций</text:p>
      <text:p text:style-name="P13">Блок конфигураций считывает о обрабатывает основной конфигурационный файл, в котором указаны ссылки на загрузку исходных данных и необходимых шаблонов конфигураций. Считанные данные формируются как атрибуты объекта конфигурации. </text:p>
      <text:p text:style-name="P15"><text:span text:style-name="Основной_20_шрифт_20_абзаца"><text:span text:style-name="T2">2.3.3.2.2.3 Входы блока конфигураций</text:span></text:span></text:p>
      <text:p text:style-name="P13">В качестве входных данных принимается словарь с исходными конфигурационными данными.</text:p>
      <text:p text:style-name="P13">2.3.3.3 Общие характеристики «Блок интерфейса пользователя»</text:p>
      <text:p text:style-name="P13">Все пропущенные пункты см. в п.2.3.3.1.</text:p>
      <text:p text:style-name="P13">2.3.3.3.2 Внешние характеристики</text:p>
      <text:p text:style-name="P13">2.3.3.3.2.1 Результаты работы блока интерфейса пользователя</text:p>
      <text:p text:style-name="P13">Результатом работы блока «Интерфейс пользователя» являются:</text:p>
      <text:p text:style-name="P13">- отображение на экране правил конфигурации и флагов(режимов) обработки подготавливаемых данных.</text:p>
      <text:p text:style-name="P13">- формирование и редактирование правил обработки в графическом режиме.</text:p>
      <text:p text:style-name="P13"><text:soft-page-break/>- отображение процесса обработки(конвертирования) исходных данных.</text:p>
      <text:p text:style-name="P13">- просмотр лог-файла.</text:p>
      <text:p text:style-name="P13">2.3.3.3.2.2 Процессы блока интерфейса пользователя</text:p>
      <text:p text:style-name="P13">Блок «Интерфейс пользователя» выполняет следующие процессы:</text:p>
      <text:p text:style-name="P13">- Преобразование в удобное для понимания представление конфигурационных данных и управления ими.</text:p>
      <text:p text:style-name="P13">- Обработка клавиш навигации.</text:p>
      <text:p text:style-name="P13">2.3.3.2.2.3 Входы блока интерфейса пользователя</text:p>
      <text:p text:style-name="P13">- Значения полей и флагов управления, введённые пользователем в графическом окне.</text:p>
      <text:p text:style-name="P13">- выходные данные потока обработки.</text:p>
      <text:p text:style-name="P13">2.3.3.4 Общие характеристики «Блок обработки входных данных АТС»</text:p>
      <text:p text:style-name="P13">Все пропущенные пункты см. в п.2.3.3.1.</text:p>
      <text:p text:style-name="P13">2.3.3.4.2 Внешние характеристики</text:p>
      <text:p text:style-name="P13">2.3.3.4.2.1 Результаты работы блока обработки входных данных АТС</text:p>
      <text:p text:style-name="P13">Формируется список объектов исходной базы данных. </text:p>
      <text:p text:style-name="P13">2.3.3.4.2.2 Процессы блока обработки входных данных АТС</text:p>
      <text:p text:style-name="P13">Блок «Обработки входных данных АТС» выполняет следующие процессы:</text:p>
      <text:p text:style-name="P13">- Обработка исходной базы номеров и вычисление необходимых свойств и атрибутов каждого номера. </text:p>
      <text:p text:style-name="P13">- Перенос обработанных данных абонентов в новую модель, использующуюся для дальнейшей обработки в конвертере.</text:p>
      <text:p text:style-name="P13">2.3.3.4.2.3 Входы блока обработки входных данных АТС</text:p>
      <text:p text:style-name="P13"><text:soft-page-break/>В качестве входных данных принимается исходная база номеров АТС и конфигурационные данные.</text:p>
      <text:p text:style-name="P13">2.3.3.5 Общие характеристики «Блок представления выходных данных»</text:p>
      <text:p text:style-name="P13">Все пропущенные пункты см. в п.2.3.3.1.</text:p>
      <text:p text:style-name="P13">2.3.3.5.2 Внешние характеристики</text:p>
      <text:p text:style-name="P13">2.3.3.5.2.1 Результаты работы блока представления выходных данных</text:p>
      <text:p text:style-name="P15"><text:span text:style-name="Основной_20_шрифт_20_абзаца"><text:span text:style-name="T2">На основании обработанной базы номеров, формируются списки объектов, с требуемым представлением данных, для последующего использования в импорте на </text:span></text:span><text:span text:style-name="Основной_20_шрифт_20_абзаца"><text:span text:style-name="T6">vIMS</text:span></text:span><text:span text:style-name="Основной_20_шрифт_20_абзаца"><text:span text:style-name="T2">.</text:span></text:span></text:p>
      <text:p text:style-name="P13">2.3.3.5.2.2 Процессы блока представления выходных данных</text:p>
      <text:p text:style-name="P13">Используются следующие процессы:</text:p>
      <text:p text:style-name="P15"><text:span text:style-name="Основной_20_шрифт_20_абзаца"><text:span text:style-name="T2">- формирование объектов из обработанной базы номеров с использованием шаблонов конфигурации, в формат, необходимый для последующего импорта в БД </text:span></text:span><text:span text:style-name="Основной_20_шрифт_20_абзаца"><text:span text:style-name="T6">vIMS</text:span></text:span><text:span text:style-name="Основной_20_шрифт_20_абзаца"><text:span text:style-name="T2">.</text:span></text:span></text:p>
      <text:p text:style-name="P13">2.3.3.5.2.3 Входы блока представления выходных данных</text:p>
      <text:p text:style-name="P13">В качестве входных данных принимается обработанный список номеров и шаблоны конфигурации.</text:p>
      <text:p text:style-name="P13">2.3.3.6 Общие характеристики функции «Блок чтения и записи данных»</text:p>
      <text:p text:style-name="P13">Все пропущенные пункты см. в п.2.3.3.1.</text:p>
      <text:p text:style-name="P13">2.3.3.6.2 Внешние характеристики</text:p>
      <text:p text:style-name="P13">2.3.3.6.2.1 Результаты работы блока чтения и записи данных</text:p>
      <text:p text:style-name="P13">Результатом работы «Блока чтения и записи данных» является запись или чтение указанных файлов в нужном формате.</text:p>
      <text:p text:style-name="P13"><text:s/>2.3.3.6.2.2 Процессы блока чтения и записи данных</text:p>
      <text:p text:style-name="P13"><text:soft-page-break/>В блоке чтение и записи данных выполняются следующие процессы:</text:p>
      <text:p text:style-name="P13">- чтение указанных файлов в заданном формате.</text:p>
      <text:p text:style-name="P13">- запись данных в указанном формате.</text:p>
      <text:p text:style-name="P13">2.3.3.6.2.3 Входы блока чтения и записи данных</text:p>
      <text:p text:style-name="P13">Информация, подающаяся на входы блока чтения и записи данных, зависит от направления движения этих данных:</text:p>
      <text:p text:style-name="P13">- Для чтения, на входы подаются данные о расположении запрашиваемого файла.</text:p>
      <text:p text:style-name="P13">- Для записи – имя файла и данные. </text:p>
      <text:p text:style-name="P13"/>
      <text:p text:style-name="P12">2.3.4 Внутренние ограничения</text:p>
      <text:p text:style-name="P13">Единственные ограничения, которые накладываются на данное ПО, связаны с ограничениями операционной системы (частота процессора, количество оперативной памяти и т.д.), влияющих на время обработки больших массивов данных.</text:p>
      <text:p text:style-name="P12">2.4 Используемые материалы</text:p>
      <text:p text:style-name="P12">2.4.1 Справочные документы</text:p>
      <text:p text:style-name="P13">Отсутствуют.</text:p>
      <text:p text:style-name="P12">2.5 Передача заказчику и ввод в действие</text:p>
      <text:p text:style-name="P12">2.5.1 Средства защиты права собственности на изделие</text:p>
      <text:p text:style-name="P13">Соблюдение прав собственности не требуется.</text:p>
      <text:p text:style-name="P12">2.5.2 Ресурсы, обеспечивающие ввод в действие</text:p>
      <text:p text:style-name="P15"><text:soft-page-break/><text:span text:style-name="Основной_20_шрифт_20_абзаца"><text:span text:style-name="T2">Для выполнения работы требуется квалифицированный персонал, знающий структуру данных переносимой АТС, а также, обладающий навыками работы на </text:span></text:span><text:span text:style-name="Основной_20_шрифт_20_абзаца"><text:span text:style-name="T6">vIMS</text:span></text:span><text:span text:style-name="Основной_20_шрифт_20_абзаца"><text:span text:style-name="T2">.</text:span></text:span></text:p>
      <text:p text:style-name="P15"><text:span text:style-name="Основной_20_шрифт_20_абзаца"><text:span text:style-name="T2">ПО разворачивается и работает на любой ОС семейства </text:span></text:span><text:span text:style-name="Основной_20_шрифт_20_абзаца"><text:span text:style-name="T6">Windows</text:span></text:span><text:span text:style-name="Основной_20_шрифт_20_абзаца"><text:span text:style-name="T2"> или </text:span></text:span><text:span text:style-name="Основной_20_шрифт_20_абзаца"><text:span text:style-name="T6">Linux</text:span></text:span><text:span text:style-name="Основной_20_шрифт_20_абзаца"><text:span text:style-name="T2">, поддерживающих работу языка программирования </text:span></text:span><text:span text:style-name="Основной_20_шрифт_20_абзаца"><text:span text:style-name="T6">Python</text:span></text:span><text:span text:style-name="Основной_20_шрифт_20_абзаца"><text:span text:style-name="T2"> не ниже версии 3.х.</text:span></text:span></text:p>
      <text:p text:style-name="P12">2.5.3 Носители информации</text:p>
      <text:p text:style-name="P13">В качестве носителя информации может использоваться любое доступное устройство хранения с возможность чтения и записи, а также разрешённых прав для доступа к данному носителю от имени пользователя запускающего ПО. </text:p>
      <text:p text:style-name="P12">2.6 Тактика</text:p>
      <text:p text:style-name="P12">2.6.1 Взаимосвязи</text:p>
      <text:p text:style-name="P13">2.6.1.1 Требуемые взаимосвязи</text:p>
      <text:p text:style-name="P13">Не выдвигаются требования к другим изделиям.</text:p>
      <text:p text:style-name="P13">2.6.1.2 Обеспечение взаимосвязи</text:p>
      <text:p text:style-name="P13">Требования других изделий к программе отсутствуют.</text:p>
      <text:p text:style-name="P12">2.6.2 Техническая ревизионная комиссия</text:p>
      <text:p text:style-name="P13">Создание ревизионной комиссии не требуется.</text:p>
      <text:p text:style-name="P12">2.6.3 Проверка изделия</text:p>
      <text:p text:style-name="P13">2.6.3.1 Уровни испытаний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 table:style-name="Таблица2.1">
          <table:table-cell table:style-name="Таблица2.A1" table:number-rows-spanned="2" office:value-type="string">
            <text:p text:style-name="P7">Категория испытаний</text:p>
          </table:table-cell>
          <table:table-cell table:style-name="Таблица2.A1" table:number-columns-spanned="3" office:value-type="string">
            <text:p text:style-name="P7">Класс испытаний</text:p>
          </table:table-cell>
          <table:covered-table-cell/>
          <table:covered-table-cell/>
        </table:table-row>
        <table:table-row table:style-name="Таблица2.2">
          <table:covered-table-cell/>
          <table:table-cell table:style-name="Таблица2.A1" office:value-type="string">
            <text:p text:style-name="P7">А</text:p>
          </table:table-cell>
          <table:table-cell table:style-name="Таблица2.A1" office:value-type="string">
            <text:p text:style-name="P7">В</text:p>
          </table:table-cell>
          <table:table-cell table:style-name="Таблица2.A1" office:value-type="string">
            <text:p text:style-name="P7">С</text:p>
          </table:table-cell>
        </table:table-row>
        <table:table-row table:style-name="Таблица2.2">
          <table:table-cell table:style-name="Таблица2.A1" office:value-type="string">
            <text:p text:style-name="P6">Демонстрация в действии</text:p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7">Р</text:p>
          </table:table-cell>
          <table:table-cell table:style-name="Таблица2.A1" office:value-type="string">
            <text:p text:style-name="P7">/</text:p>
          </table:table-cell>
        </table:table-row>
        <table:table-row table:style-name="Таблица2.2">
          <table:table-cell table:style-name="Таблица2.A1" office:value-type="string">
            <text:p text:style-name="P6">Аттестация</text:p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7">/</text:p>
          </table:table-cell>
        </table:table-row>
        <text:soft-page-break/>
        <table:table-row table:style-name="Таблица2.2">
          <table:table-cell table:style-name="Таблица2.A1" office:value-type="string">
            <text:p text:style-name="P6">Полная функциональная проверка</text:p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7">Р</text:p>
          </table:table-cell>
          <table:table-cell table:style-name="Таблица2.A1" office:value-type="string">
            <text:p text:style-name="P7">/</text:p>
          </table:table-cell>
        </table:table-row>
        <table:table-row table:style-name="Таблица2.2">
          <table:table-cell table:style-name="Таблица2.A1" office:value-type="string">
            <text:p text:style-name="P6">Проверка новых свойств</text:p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7">/</text:p>
          </table:table-cell>
        </table:table-row>
        <table:table-row table:style-name="Таблица2.2">
          <table:table-cell table:style-name="Таблица2.A1" office:value-type="string">
            <text:p text:style-name="P6">Эксплуатационные испытания</text:p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7">/</text:p>
          </table:table-cell>
        </table:table-row>
        <table:table-row table:style-name="Таблица2.2">
          <table:table-cell table:style-name="Таблица2.A1" office:value-type="string">
            <text:p text:style-name="P6">Испытания надежности</text:p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7">/</text:p>
          </table:table-cell>
        </table:table-row>
        <table:table-row table:style-name="Таблица2.2">
          <table:table-cell table:style-name="Таблица2.A1" office:value-type="string">
            <text:p text:style-name="P6">Проверка устойчивости</text:p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7">/</text:p>
          </table:table-cell>
        </table:table-row>
        <table:table-row table:style-name="Таблица2.2">
          <table:table-cell table:style-name="Таблица2.A1" office:value-type="string">
            <text:p text:style-name="P6">Возвратная проверка</text:p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7">/</text:p>
          </table:table-cell>
        </table:table-row>
        <table:table-row table:style-name="Таблица2.2">
          <table:table-cell table:style-name="Таблица2.A1" office:value-type="string">
            <text:p text:style-name="P6">Пусковые испытания</text:p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7">/</text:p>
          </table:table-cell>
        </table:table-row>
        <table:table-row table:style-name="Таблица2.2">
          <table:table-cell table:style-name="Таблица2.A1" office:value-type="string">
            <text:p text:style-name="P6">Испытания конфигураций</text:p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7">Р</text:p>
          </table:table-cell>
          <table:table-cell table:style-name="Таблица2.A1" office:value-type="string">
            <text:p text:style-name="P7">/</text:p>
          </table:table-cell>
        </table:table-row>
        <table:table-row table:style-name="Таблица2.2">
          <table:table-cell table:style-name="Таблица2.A1" table:number-columns-spanned="4" office:value-type="string">
            <text:p text:style-name="P7">Режимы испытаний</text:p>
            <text:p text:style-name="P9"><text:span text:style-name="Основной_20_шрифт_20_абзаца"><text:span text:style-name="T6">I</text:span></text:span><text:span text:style-name="Основной_20_шрифт_20_абзаца"><text:span text:style-name="T2"> – проводятся группой испытаний <text:s text:c="13"/>( <text:s text:c="4"/>)</text:span></text:span></text:p>
            <text:p text:style-name="P9"><text:span text:style-name="Основной_20_шрифт_20_абзаца"><text:span text:style-name="T6">II</text:span></text:span><text:span text:style-name="Основной_20_шрифт_20_абзаца"><text:span text:style-name="T2"> – контролируются группой испытаний <text:s text:c="3"/>(Х <text:s text:c="2"/>)</text:span></text:span></text:p>
            <text:p text:style-name="P9"><text:span text:style-name="Основной_20_шрифт_20_абзаца"><text:span text:style-name="T6">III</text:span></text:span><text:span text:style-name="Основной_20_шрифт_20_абзаца"><text:span text:style-name="T2"> – группа испытаний не участвует <text:s text:c="2"/>( <text:s text:c="5"/>)</text:span></text:span></text:p>
          </table:table-cell>
          <table:covered-table-cell/>
          <table:covered-table-cell/>
          <table:covered-table-cell/>
        </table:table-row>
        <table:table-row table:style-name="Таблица2.2">
          <table:table-cell table:style-name="Таблица2.A1" table:number-columns-spanned="4" office:value-type="string">
            <text:p text:style-name="P7">Подразделения, проводящие испытания</text:p>
            <text:p text:style-name="P6">Р – группа разработки</text:p>
            <text:p text:style-name="P6">И – группа испытаний</text:p>
            <text:p text:style-name="P6">О – группа обслуживания</text:p>
            <text:p text:style-name="P6">/ - испытания исключены</text:p>
          </table:table-cell>
          <table:covered-table-cell/>
          <table:covered-table-cell/>
          <table:covered-table-cell/>
        </table:table-row>
      </table:table>
      <text:p text:style-name="P13"/>
      <text:p text:style-name="P13">2.6.3.2 Эталоны для сравнения</text:p>
      <text:p text:style-name="P13">Отсутствуют.</text:p>
      <text:p text:style-name="P12">2.6.4 Обеспечение поддержки</text:p>
      <text:p text:style-name="P13">2.6.4.1 Мероприятия, обеспечивающие продвижение программного обеспечения на рынок – не производятся.</text:p>
      <text:p text:style-name="P13">2.6.4.2 Мероприятия, связанные с обучением</text:p>
      <text:p text:style-name="P13"><text:soft-page-break/>Персонал, выполняющий миграцию номеров с <text:s/>использованием конвертера, требуется обучить приемам работы с ним и вариантам использования.</text:p>
      <text:p text:style-name="P13">2.6.4.3 Средства, обеспечивающие модернизацию программного изделия</text:p>
      <text:p text:style-name="P13">Не предусматриваются.</text:p>
      <text:p text:style-name="P12">2.7 Извещение об изменении календарных сроков</text:p>
      <text:p text:style-name="P13">Не предусматривается.</text:p>
      <text:p text:style-name="P13"/>
      <text:p text:style-name="P1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size-complex="24pt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7ca30" officeooo:paragraph-rsid="0015d7ff" fo:background-color="transparent"/>
    </style:style>
    <style:style style:name="MP2" style:family="paragraph" style:parent-style-name="Header">
      <style:paragraph-properties fo:text-align="center" style:justify-single-word="false"/>
      <style:text-properties officeooo:rsid="00140d87" officeooo:paragraph-rsid="00140d8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2</text:page-number></text:p>
      </style:header>
    </style:master-page>
    <style:master-page style:name="MP0" style:page-layout-name="Mpm2">
      <style:header>
        <text:p text:style-name="MP2">1</text:p>
      </style:head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8-11-05T07:49:00Z</meta:creation-date>
    <dc:date>2018-12-05T20:51:13.994225686</dc:date>
    <meta:editing-cycles>40</meta:editing-cycles>
    <meta:editing-duration>PT11H5M10S</meta:editing-duration>
    <meta:document-statistic meta:table-count="2" meta:image-count="0" meta:object-count="0" meta:page-count="22" meta:paragraph-count="377" meta:word-count="2332" meta:character-count="19297" meta:non-whitespace-character-count="17279"/>
    <meta:template xlink:type="simple" xlink:actuate="onRequest" xlink:title="" xlink:href="Normal.dotm"/>
  </office:meta>
</office:document-meta>
</file>